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600000296A39A653D16739C82.png" manifest:media-type="image/png"/>
  <manifest:file-entry manifest:full-path="Pictures/10000201000003A900000299EC651785F673438B.png" manifest:media-type="image/png"/>
  <manifest:file-entry manifest:full-path="Pictures/10000201000003A90000029A5A581D3AF20F7099.png" manifest:media-type="image/png"/>
  <manifest:file-entry manifest:full-path="Pictures/10000201000003A6000002981E2004A90AEF80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153cm" svg:height="15.749cm" svg:x="2.969cm" svg:y="0.023cm">
          <draw:image xlink:href="Pictures/10000201000003A6000002981E2004A90AEF80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157cm" svg:height="15.749cm" svg:x="2.967cm" svg:y="0.023cm">
          <draw:image xlink:href="Pictures/10000201000003A90000029A5A581D3AF20F709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19cm" svg:height="15.749cm" svg:x="2.951cm" svg:y="0.023cm">
          <draw:image xlink:href="Pictures/10000201000003A900000299EC651785F673438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22cm" svg:height="15.749cm" svg:x="2.936cm" svg:y="0.023cm">
          <draw:image xlink:href="Pictures/10000201000003A600000296A39A653D16739C8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08:51:44.852778346</meta:creation-date>
    <dc:date>2021-04-02T11:14:56.406313274</dc:date>
    <meta:editing-duration>PT2H6M58S</meta:editing-duration>
    <meta:editing-cycles>1</meta:editing-cycles>
    <meta:document-statistic meta:object-count="33"/>
    <meta:generator>LibreOffice/6.4.6.2$Linux_X86_64 LibreOffice_project/40$Build-2</meta:generator>
  </office:meta>
</office:document-meta>
</file>